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1" svg:font-family="Arial" style:font-adornments="Normale"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1.27cm" fo:margin-right="0cm" fo:margin-top="0cm" fo:margin-bottom="0cm" style:contextual-spacing="false" fo:line-height="108%" fo:text-align="start" style:justify-single-word="false" fo:orphans="2" fo:widows="2" fo:text-indent="0cm" style:auto-text-indent="false"/>
    </style:style>
    <style:style style:name="P3" style:family="paragraph" style:parent-style-name="Standard">
      <style:paragraph-properties fo:margin-left="1.27cm" fo:margin-right="0cm" fo:text-indent="0cm" style:auto-text-indent="false"/>
    </style:style>
    <style:style style:name="P4" style:family="paragraph" style:parent-style-name="Standard">
      <style:paragraph-properties fo:margin-top="0cm" fo:margin-bottom="0.282cm" style:contextual-spacing="false" fo:line-height="100%"/>
    </style:style>
    <style:style style:name="P5" style:family="paragraph" style:parent-style-name="Standard" style:master-page-name="Standard">
      <style:paragraph-properties style:page-number="auto"/>
      <style:text-properties fo:font-weight="bold" style:font-weight-asian="bold"/>
    </style:style>
    <style:style style:name="P6" style:family="paragraph" style:parent-style-name="Standard">
      <style:text-properties fo:font-weight="bold" style:font-weight-asian="bold"/>
    </style:style>
    <style:style style:name="P7" style:family="paragraph" style:parent-style-name="Standard">
      <style:text-properties style:font-name="Calibri" fo:font-weight="bold" style:font-name-asian="Calibri1" style:font-weight-asian="bold" style:font-name-complex="Calibri1"/>
    </style:style>
    <style:style style:name="P8" style:family="paragraph" style:parent-style-name="Standard">
      <style:text-properties fo:font-style="italic" fo:font-weight="normal" style:font-style-asian="italic" style:font-weight-asian="normal"/>
    </style:style>
    <style:style style:name="P9" style:family="paragraph" style:parent-style-name="Standard">
      <style:text-properties fo:font-style="normal" fo:font-weight="normal" style:font-style-asian="normal" style:font-weight-asian="normal"/>
    </style:style>
    <style:style style:name="P10" style:family="paragraph" style:parent-style-name="Standard">
      <style:paragraph-properties fo:margin-left="0cm" fo:margin-right="0cm" fo:text-indent="0cm" style:auto-text-indent="false"/>
      <style:text-properties style:font-name="Calibri" fo:font-weight="bold" style:font-name-asian="Calibri1" style:font-weight-asian="bold" style:font-name-complex="Calibri1"/>
    </style:style>
    <style:style style:name="P11" style:family="paragraph" style:parent-style-name="Standard">
      <style:paragraph-properties fo:margin-left="0cm" fo:margin-right="0cm" fo:text-indent="0cm" style:auto-text-indent="false"/>
      <style:text-properties style:font-name="Calibri" fo:font-style="italic" fo:font-weight="normal" style:font-name-asian="Calibri1" style:font-style-asian="italic" style:font-weight-asian="normal" style:font-name-complex="Calibri1"/>
    </style:style>
    <style:style style:name="P12" style:family="paragraph" style:parent-style-name="Standard">
      <style:paragraph-properties fo:margin-left="0cm" fo:margin-right="0cm" fo:text-indent="0cm" style:auto-text-indent="false"/>
      <style:text-properties style:font-name="Calibri" fo:font-style="normal" fo:font-weight="normal" style:font-name-asian="Calibri1" style:font-style-asian="normal" style:font-weight-asian="normal" style:font-name-complex="Calibri1"/>
    </style:style>
    <style:style style:name="P13" style:family="paragraph" style:parent-style-name="Standard">
      <style:paragraph-properties fo:margin-left="0cm" fo:margin-right="0cm" fo:margin-top="0cm" fo:margin-bottom="0.282cm" style:contextual-spacing="false" fo:line-height="108%" fo:text-align="start" style:justify-single-word="false" fo:orphans="2" fo:widows="2" fo:text-indent="0cm" style:auto-text-indent="false"/>
      <style:text-properties fo:color="#00000a" style:font-name="Calibri" fo:font-size="11pt" fo:font-style="normal" fo:font-weight="normal" style:font-name-asian="Calibri1" style:font-size-asian="11pt" style:font-style-asian="normal" style:font-weight-asian="normal" style:font-name-complex="Calibri1"/>
    </style:style>
    <style:style style:name="P14" style:family="paragraph" style:parent-style-name="Standard" style:list-style-name="WWNum1">
      <style:paragraph-properties fo:margin-left="1.27cm" fo:margin-right="0cm" fo:margin-top="0cm" fo:margin-bottom="0cm" style:contextual-spacing="false" fo:line-height="108%" fo:text-align="start" style:justify-single-word="false" fo:orphans="2" fo:widows="2" fo:text-indent="-0.635cm" style:auto-text-indent="false"/>
      <style:text-properties fo:color="#00000a" style:font-name="Calibri" fo:font-size="11pt" fo:font-style="normal" fo:font-weight="normal" style:font-name-asian="Calibri1" style:font-size-asian="11pt" style:font-style-asian="normal" style:font-weight-asian="normal" style:font-name-complex="Calibri1"/>
    </style:style>
    <style:style style:name="P15" style:family="paragraph" style:parent-style-name="Standard" style:list-style-name="WWNum3">
      <style:paragraph-properties fo:margin-left="1.27cm" fo:margin-right="0cm" fo:text-indent="-0.635cm" style:auto-text-indent="false"/>
    </style:style>
    <style:style style:name="P16" style:family="paragraph" style:parent-style-name="Standard" style:list-style-name="WWNum3">
      <style:paragraph-properties fo:margin-left="0cm" fo:margin-right="0cm" fo:text-indent="0.635cm" style:auto-text-indent="false"/>
    </style:style>
    <style:style style:name="P17" style:family="paragraph" style:parent-style-name="Standard" style:list-style-name="WWNum2">
      <style:paragraph-properties fo:margin-left="1.905cm" fo:margin-right="0cm" fo:text-indent="-0.635cm" style:auto-text-indent="false"/>
    </style:style>
    <style:style style:name="T1" style:family="text">
      <style:text-properties style:font-name="Calibri" fo:font-style="italic" style:font-name-asian="Calibri1" style:font-style-asian="italic" style:font-name-complex="Calibri1"/>
    </style:style>
    <style:style style:name="T2" style:family="text">
      <style:text-properties style:font-name="Calibri" fo:font-style="italic" fo:font-weight="normal" style:font-name-asian="Calibri1" style:font-style-asian="italic" style:font-weight-asian="normal" style:font-name-complex="Calibri1"/>
    </style:style>
    <style:style style:name="T3" style:family="text">
      <style:text-properties style:font-name="Calibri" fo:font-style="normal" style:font-name-asian="Calibri1" style:font-style-asian="normal" style:font-name-complex="Calibri1"/>
    </style:style>
    <style:style style:name="T4" style:family="text">
      <style:text-properties style:font-name="Calibri" fo:font-style="normal" style:font-name-asian="Calibri1" style:font-style-asian="normal" style:font-name-complex="Calibri1" style:font-style-complex="normal"/>
    </style:style>
    <style:style style:name="T5" style:family="text">
      <style:text-properties style:font-name="Calibri" fo:font-style="normal" fo:font-weight="normal" style:font-name-asian="Calibri1" style:font-style-asian="normal" style:font-weight-asian="normal" style:font-name-complex="Calibri1"/>
    </style:style>
    <style:style style:name="T6" style:family="text">
      <style:text-properties fo:font-style="italic" style:font-style-asian="italic"/>
    </style:style>
    <style:style style:name="T7" style:family="text">
      <style:text-properties fo:font-style="italic" fo:font-weight="normal" style:font-style-asian="italic" style:font-weight-asian="normal"/>
    </style:style>
    <style:style style:name="T8" style:family="text">
      <style:text-properties fo:font-style="normal" fo:font-weight="normal" style:font-style-asian="normal" style:font-weight-asian="normal"/>
    </style:style>
    <style:style style:name="T9" style:family="text">
      <style:text-properties fo:font-style="normal" fo:font-weight="bold" style:font-style-asian="normal" style:font-weight-asian="bold"/>
    </style:style>
    <style:style style:name="T10" style:family="text">
      <style:text-properties fo:color="#ff0000"/>
    </style:style>
    <style:style style:name="T11" style:family="text">
      <style:text-properties fo:color="#ff0000" style:font-name="Calibri" fo:font-style="normal" fo:font-weight="normal" style:font-name-asian="Calibri1" style:font-style-asian="normal" style:font-weight-asian="normal" style:font-name-complex="Calibri1"/>
    </style:style>
    <style:style style:name="T12" style:family="text">
      <style:text-properties fo:color="#ff0000" fo:font-style="normal" fo:font-weight="normal" style:font-style-asian="normal" style:font-weight-asian="normal"/>
    </style:style>
    <style:style style:name="T13" style:family="text">
      <style:text-properties fo:color="#ff0000" style:text-underline-style="solid" style:text-underline-width="auto" style:text-underline-color="font-color"/>
    </style:style>
    <style:style style:name="T14" style:family="text">
      <style:text-properties fo:color="#00000a" style:font-name="Calibri" fo:font-size="11pt" fo:font-style="normal" fo:font-weight="normal" style:font-name-asian="Calibri1" style:font-size-asian="11pt" style:font-style-asian="normal" style:font-weight-asian="normal" style:font-name-complex="Calibri1"/>
    </style:style>
    <style:style style:name="T15" style:family="text">
      <style:text-properties fo:color="#000000" fo:font-style="normal" fo:font-weight="normal" style:font-style-asian="normal" style:font-weight-asian="normal"/>
    </style:style>
    <style:style style:name="T16" style:family="text">
      <style:text-properties fo:color="#000000" style:font-name="Calibri" fo:font-style="normal" fo:font-weight="normal" style:font-name-asian="Calibri1" style:font-style-asian="normal" style:font-weight-asian="normal" style:font-name-complex="Calibri1"/>
    </style:style>
    <style:style style:name="T17" style:family="text">
      <style:text-properties fo:color="#000000" style:font-name="Calibri" fo:font-size="11pt" fo:font-style="normal" fo:font-weight="normal" style:font-name-asian="Calibri1" style:font-size-asian="11pt" style:font-style-asian="normal" style:font-weight-asian="normal" style:font-name-complex="Calibri1"/>
    </style:style>
    <style:style style:name="T18" style:family="text">
      <style:text-properties fo:color="#38761d" fo:font-style="normal" fo:font-weight="normal" style:font-style-asian="normal" style:font-weight-asian="normal"/>
    </style:style>
    <style:style style:name="T19" style:family="text">
      <style:text-properties fo:color="#38761d" style:font-name="Calibri" fo:font-size="11pt" fo:font-style="normal" fo:font-weight="normal" style:font-name-asian="Calibri1" style:font-size-asian="11pt" style:font-style-asian="normal" style:font-weight-asian="normal" style:font-name-complex="Calibri1"/>
    </style:style>
    <style:style style:name="T20" style:family="text">
      <style:text-properties fo:color="#c5000b" fo:font-style="normal" fo:font-weight="bold" style:font-style-asian="normal" style:font-weight-asian="bold"/>
    </style:style>
    <style:style style:name="T21" style:family="text">
      <style:text-properties fo:color="#c5000b" fo:font-style="normal" fo:font-weight="normal" style:font-style-asian="normal" style:font-weight-asian="normal"/>
    </style:style>
    <style:style style:name="T22" style:family="text">
      <style:text-properties fo:color="#c5000b" fo:font-weight="bold" style:font-weight-asian="bold"/>
    </style:style>
    <style:style style:name="T23" style:family="text">
      <style:text-properties officeooo:rsid="001c12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versione modificata il 1<text:span text:style-name="T23">4</text:span>/04/2015 da p.vucinic</text:p>
      <text:p text:style-name="P6">scritte in rosso: mie modifiche, selezioni o commenti</text:p>
      <text:p text:style-name="P6">scritte in verde: come sopra, ma fatte dal leo prima di inviarmi il documento</text:p>
      <text:p text:style-name="Standard"/>
      <text:p text:style-name="Standard"/>
      <text:p text:style-name="P7">USE CASE OPERATORE</text:p>
      <text:p text:style-name="P10">Utilizzo portale web</text:p>
      <text:p text:style-name="P11">Descrizione</text:p>
      <text:p text:style-name="P12">L'operatore deve confermare la sua identità tramite login sull'applicativo web Neptune Rescue. Il sistema verifica l'esistenza di tale utente all'interno del database e ne consente l'accesso se le credenziali sono corrette. Se la password e/o l'username sono errati il sistema rimanda ad una pagina di errore, che successivamente permette di tornare alla schermata di login. </text:p>
      <text:p text:style-name="P1"><text:span text:style-name="T1">Pre Condizioni: </text:span><text:span text:style-name="T3">Nessuna.</text:span></text:p>
      <text:p text:style-name="P1"><text:span text:style-name="T1">Assunti all'uscita: </text:span><text:span text:style-name="T4">Se l</text:span><text:span text:style-name="T5">'operatore ha inserito correttamente le credenziali, è autorizzato a modificare il database nei modi successivamente indicati.</text:span><text:span text:style-name="T11"> </text:span><text:span text:style-name="T16">In caso di inserimento di credenziali errati il sistema rimanda l'operatore ad una pagina di errore, <text:s/>cancellando i dati inseriti; la pagina permetterà di tornare alla schermata di login.</text:span></text:p>
      <text:p text:style-name="P12">Una volta collegato, l'operatore può:</text:p>
      <text:list xml:id="list7416073617997611076" text:style-name="WWNum1">
        <text:list-item>
          <text:p text:style-name="P14">ricerca di un utente tramite il suo codice identificativo univoco;</text:p>
        </text:list-item>
        <text:list-item>
          <text:p text:style-name="P14">ricerca di un problema tramite il suo codice identificativo univoco;</text:p>
        </text:list-item>
        <text:list-item>
          <text:p text:style-name="P14">inserire un nuovo utente;</text:p>
        </text:list-item>
        <text:list-item>
          <text:p text:style-name="P14">inserire una nuova problematica;</text:p>
        </text:list-item>
        <text:list-item>
          <text:p text:style-name="P14">cancellare un utente.</text:p>
        </text:list-item>
      </text:list>
      <text:p text:style-name="P2"/>
      <text:p text:style-name="P13">La seguente pre-condizione è valida per tutte le casistiche dell'elenco puntato soprastante, salvo diversamente specificato.</text:p>
      <text:p text:style-name="P1"><text:span text:style-name="T2">Pre-condizioni:</text:span><text:span text:style-name="T5"> </text:span><text:span text:style-name="T16">L'operatore deve aver effettuato correttamente l'accesso al database. In caso di accesso errato, l'operatore non potrà accedere alle varie casistiche, ma verrà reindirizzato ad una pagina di errore.</text:span></text:p>
      <text:list xml:id="list8512627823114748247" text:style-name="WWNum3">
        <text:list-item>
          <text:p text:style-name="P15"><text:span text:style-name="T8">Per ricercare un utente tramite il suo codice identificativo univoco, l'operatore deve inserire il codice in un form che, in caso di riscontro positivo, restituisce i dati anagrafici del cliente e lo storico dei suoi problemi; in caso di riscontro negativo, il sistema</text:span><text:span text:style-name="T15"> genera un messaggio di errore</text:span><text:span text:style-name="T18"> che permette di tornare alla schermata di inserimento del codice utente</text:span><text:span text:style-name="T8">.</text:span></text:p>
        </text:list-item>
      </text:list>
      <text:p text:style-name="Standard"><text:span text:style-name="T7"><text:tab/>Assunti all'uscita:</text:span><text:span text:style-name="T8"> L'operatore ha accesso ai dati personali e allo storico, nel caso il <text:tab/>nominativo dell'utente risulti effettivamente nel database. In caso contrario viene informato <text:tab/>l'operatore che il codice inserito è errato.</text:span></text:p>
      <text:list xml:id="list105050919160157" text:continue-numbering="true" text:style-name="WWNum3">
        <text:list-item>
          <text:p text:style-name="P16"><text:span text:style-name="T14">Per ricercare un problema tramite il suo codice identificativo univoco, l'operatore deve <text:tab/>inserire il codice in un form che, in caso di riscontro positivo, restituisce i dati del problema; </text:span><text:soft-page-break/><text:span text:style-name="T14"><text:tab/>in caso di riscontro negativo, il sistema</text:span><text:span text:style-name="T17"> genera un messaggio di errore</text:span><text:span text:style-name="T19"> che <text:s/>permette di <text:tab/>tornare alla schermata di inserimento del codice utente</text:span><text:span text:style-name="T14">.</text:span></text:p>
        </text:list-item>
      </text:list>
      <text:p text:style-name="P3"><text:span text:style-name="T7">Assunti all'uscita:</text:span><text:span text:style-name="T8"> L'operatore è in grado di ricostruire il percorso compiuto dall'utente all'interno dell'applicazione Android, permettendo un tempestivo riconoscimento della casistica del problema. Se invece il codice non viene riconosciuto, viene notificato all'operatore che ha inserito un codice non presente nel database. </text:span></text:p>
      <text:list xml:id="list105050920177620" text:continue-numbering="true" text:style-name="WWNum3">
        <text:list-item>
          <text:p text:style-name="P15">Per l'inserimento di un nuovo utente, viene richiesto il completamento di una serie di campi di testo da parte dell'operatore. In questa fase ci sono diversi tipi di errori che possono essere commessi: </text:p>
        </text:list-item>
      </text:list>
      <text:list xml:id="list6169744798268778853" text:style-name="WWNum2">
        <text:list-item>
          <text:list>
            <text:list-item>
              <text:p text:style-name="P17">Mancato completamento di campi obbligatori: Ci sono campi che sono considerati obbligatori al fine di mantenere integra e congruente la base di dati; il mancato inserimento di uno o più campi obbligatori non permette l'inserimento del nuovo utente nel database e ritorna una schermata di errore, informando l'operatore dell'errore commesso e permettendo di ritornare al form di inserimento dati<text:span text:style-name="T10">, cancellando i campi precedentemente compilati</text:span>. </text:p>
            </text:list-item>
            <text:list-item>
              <text:p text:style-name="P17">Inserimento di dati errati: I dati inseriti dall'operatore possono non essere congruenti, essere sintatticamente errati o eccedere la dimensione massima prefissata; in questi casi, viene generata una schermata di errore, che permette di tornare al form di inserimento dati<text:span text:style-name="T10">, cancellando i campi precedentemente compilati?</text:span>.</text:p>
            </text:list-item>
          </text:list>
        </text:list-item>
      </text:list>
      <text:p text:style-name="P3"><text:span text:style-name="T6">Assunti all'uscita:</text:span> L'operatore ha inserito un nuovo utente, che viene immediatamente reso disponibile anche ad altri operatori all'interno del database. In caso contrario viene reindirizzato ad una pagina di errore dove vengono spiegati gli errori che può aver commesso nel completamento del form; la pagina di errore permette inoltre di tornare alla pagina di inserimento di un nuovo utente.<text:span text:style-name="T10"> I campi di inserimento dei dati </text:span><text:span text:style-name="T13">vengono resettati (?).</text:span></text:p>
      <text:list xml:id="list105050922165881" text:continue-list="list105050920177620" text:style-name="WWNum3">
        <text:list-item>
          <text:p text:style-name="P15">Il comportamento in questo caso è analogo al campo numero 3(bisogna fare copia e incolla).</text:p>
        </text:list-item>
      </text:list>
      <text:p text:style-name="P3"><text:span text:style-name="T6">Assunti all uscita:</text:span> L'operatore ha inserito un nuovo problema che verrà immediatamente reso disponibile a tutti gli operatori, ed in un secondo momento a tutti gli utenti in possesso dell'applicazione Android con database aggiornato. In caso di errore di inserimento invece il sistema rimanda l'operatore ad una pagina nella quale vengono spiegati i possibili errori compiuti dall'operatore nel completamento del form; la pagina di errore permette inoltre di tornare al form di inserimento di una nuova problematica. <text:span text:style-name="T10">I campi di inserimento precedentemente completati </text:span><text:span text:style-name="T13">vengono resettati (?).</text:span></text:p>
      <text:list xml:id="list105050922170272" text:continue-numbering="true" text:style-name="WWNum3">
        <text:list-item>
          <text:p text:style-name="P15">Prima della cancellazione dell'utente viene chiesto all'operatore l'inserimento dell'id univoco dell'utente. Se l'id non esiste il sistema genera una schermata di errore, nella quale si avvisa l'operatore che l'utente ricercato non è presente e quindi non è eliminabile dalla base di dati; la suddetta schermata permette inoltre di ritornare alla schermata iniziale per permettere di ritentare l'operazione di cancellazione.</text:p>
        </text:list-item>
      </text:list>
      <text:p text:style-name="P3"><text:span text:style-name="T6">Assunti all'uscita:</text:span> L'utente viene eliminato dalla base di dati. Tutte le sue problematiche e il suo storico vengono eliminati, allo scopo di mantenere il database più leggero possibile. In caso di errore nessun utente viene eliminato, l'operatore viene reindirizzato ad una pagina di errore dove gli viene riscontrato l'errato inserimento dell'id dell'utente. La pagina permette inoltre di tornare al form di inserimento.</text:p>
      <text:p text:style-name="Standard"><text:soft-page-break/></text:p>
      <text:p text:style-name="P6">Interfacciamento con gli Utenti</text:p>
      <text:p text:style-name="P8">Descrizione:</text:p>
      <text:p text:style-name="Standard"><text:span text:style-name="T8">L'operatore si interfaccia con gli utenti tramite telefonata. L'utente deve essere a conoscenza del </text:span><text:span text:style-name="T15">proprio codice</text:span><text:span text:style-name="T8"> e del codice del problema prima della telefonata per essere in grado di comunicarli all'operatore. </text:span><text:span text:style-name="T12"><text:s/>fare un codice unico che unisca utente e problema? (es: utente abc, problema 123 -&gt; codice </text:span><text:span text:style-name="T10">abc123)</text:span></text:p>
      <text:p text:style-name="P8">Pre Condizioni:</text:p>
      <text:p text:style-name="P9">Nessuna.</text:p>
      <text:p text:style-name="P8">Assunti all'uscita:</text:p>
      <text:p text:style-name="P9">L'utente riceve una risposta compatibile al codice problema visualizzato e al problema effettivamente riscontrato, in base alle conoscenze dell'operatore e alle eventuali soluzioni presenti all'interno del database.</text:p>
      <text:p text:style-name="Standard"/>
      <text:p text:style-name="Standard"><text:span text:style-name="T9">Gestione scenari </text:span><text:span text:style-name="T20">(WTF perché diavolo l'avevamo aggiunto??effetti</text:span><text:span text:style-name="T22">vamente sarebbe la spiegazione dettagliata dell’assunto all’uscita qui sopra</text:span><text:span text:style-name="T20">)</text:span></text:p>
      <text:p text:style-name="P8">Descrizione:</text:p>
      <text:p text:style-name="Standard"><text:span text:style-name="T8">L'operatore può tentare di risolvere un problema non presente nel database guardando lo storico dei problemi avuti dallo stesso utente o tramite problemi similari avuti dalle stesse persone (</text:span><text:span text:style-name="T18">ergo modifica del database con l'aggiunta delle soluzioni ai problemi delle varie persone nello storico e ricerca di queste soluzioni quando si codifica un problema simile. Boh ne parliamo</text:span><text:span text:style-name="T21">.</text:span><text:span text:style-name="T8">).</text:span></text:p>
      <text:p text:style-name="P8">Pre condizioni: </text:p>
      <text:p text:style-name="P9">Nessuna.</text:p>
      <text:p text:style-name="P8">Assunti all'uscita:</text:p>
      <text:p text:style-name="Standard"><text:span text:style-name="T8">L'utente riceve una soluzione ad un problema non presente nel database in maniera più mirata ed efficace, grazie alle esperienze maturate da altri utenti e alle pregresse soluzioni date. </text:span><text:span text:style-name="T18">A questo punto quindi bisognerebbe mantenere anche lo storico evitando di fare l'update a cascata in caso di eliminazione di un utente, con conseguente modifica di altre parti all'interno non mi ricordo di quale documento dove mi pare che abbiamo scritto che non manteniamo lo storico. Spero di averlo scritto solo in questo documento..</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1" svg:font-family="Arial" style:font-adornments="Normale"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08%" fo:text-align="start" style:text-autospace="ideograph-alpha" style:line-break="strict" style:writing-mode="lr-tb" style:font-independent-line-spacing="false">
        <style:tab-stops/>
      </style:paragraph-properties>
      <style:text-properties fo:color="#00000a" style:text-line-through-style="none" style:text-line-through-type="none" style:text-position="0% 100%" style:font-name="Calibri" fo:font-size="11pt" fo:language="it" fo:country="IT"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0pt" style:language-complex="hi" style:country-complex="IN"/>
    </style:default-style>
    <style:default-style style:family="paragraph">
      <style:paragraph-properties fo:margin-left="0cm" fo:margin-right="0cm" fo:margin-top="0cm" fo:margin-bottom="0.282cm" style:contextual-spacing="false" fo:line-height="108%"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a" style:text-line-through-style="none" style:text-line-through-type="none" style:text-position="0% 100%" style:font-name="Calibri" fo:font-size="11pt" fo:language="it" fo:country="IT"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normal" style:family="paragraph" style:default-outline-level="">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class="text">
      <style:paragraph-properties fo:margin-top="0.847cm" fo:margin-bottom="0.212cm" style:contextual-spacing="false" fo:line-height="100%" fo:keep-together="always" fo:keep-with-next="always"/>
      <style:text-properties fo:font-size="24pt" fo:font-weight="bold" style:font-size-asian="24pt" style:font-weight-asian="bold"/>
    </style:style>
    <style:style style:name="Heading_20_2" style:display-name="Heading 2" style:family="paragraph" style:parent-style-name="normal" style:next-style-name="Text_20_body" style:default-outline-level="2" style:class="text">
      <style:paragraph-properties fo:margin-top="0.635cm" fo:margin-bottom="0.141cm" style:contextual-spacing="false" fo:line-height="100%" fo:keep-together="always" fo:keep-with-next="always"/>
      <style:text-properties fo:font-size="18pt" fo:font-weight="bold" style:font-size-asian="18pt" style:font-weight-asian="bold"/>
    </style:style>
    <style:style style:name="Heading_20_3" style:display-name="Heading 3" style:family="paragraph" style:parent-style-name="normal" style:next-style-name="Text_20_body" style:default-outline-level="3" style:class="text">
      <style:paragraph-properties fo:margin-top="0.494cm" fo:margin-bottom="0.141cm" style:contextual-spacing="false" fo:line-height="100%" fo:keep-together="always" fo:keep-with-next="always"/>
      <style:text-properties fo:font-size="14pt" fo:font-weight="bold" style:font-size-asian="14pt" style:font-weight-asian="bold"/>
    </style:style>
    <style:style style:name="Heading_20_4" style:display-name="Heading 4" style:family="paragraph" style:parent-style-name="normal" style:next-style-name="Text_20_body" style:default-outline-level="4" style:class="text">
      <style:paragraph-properties fo:margin-top="0.423cm" fo:margin-bottom="0.071cm" style:contextual-spacing="false" fo:line-height="100%" fo:keep-together="always" fo:keep-with-next="always"/>
      <style:text-properties fo:font-size="12pt" fo:font-weight="bold" style:font-size-asian="12pt" style:font-weight-asian="bold"/>
    </style:style>
    <style:style style:name="Heading_20_5" style:display-name="Heading 5" style:family="paragraph" style:parent-style-name="normal" style:next-style-name="Text_20_body" style:default-outline-level="5" style:class="text">
      <style:paragraph-properties fo:margin-top="0.388cm" fo:margin-bottom="0.071cm" style:contextual-spacing="false" fo:line-height="100%" fo:keep-together="always" fo:keep-with-next="always"/>
      <style:text-properties fo:font-size="11pt" fo:font-weight="bold" style:font-size-asian="11pt" style:font-weight-asian="bold"/>
    </style:style>
    <style:style style:name="Heading_20_6" style:display-name="Heading 6" style:family="paragraph" style:parent-style-name="normal" style:next-style-name="Text_20_body" style:default-outline-level="6" style:class="text">
      <style:paragraph-properties fo:margin-top="0.353cm" fo:margin-bottom="0.071cm" style:contextual-spacing="false" fo:line-height="100%" fo:keep-together="always" fo:keep-with-next="always"/>
      <style:text-properties fo:font-size="10pt" fo:font-weight="bold" style:font-size-asian="10pt" style:font-weight-asian="bold"/>
    </style:style>
    <style:style style:name="Title" style:family="paragraph" style:parent-style-name="normal" style:next-style-name="Subtitle" style:default-outline-level="" style:class="chapter">
      <style:paragraph-properties fo:margin-top="0.847cm" fo:margin-bottom="0.212cm" style:contextual-spacing="false" fo:line-height="100%" fo:text-align="center" style:justify-single-word="false" fo:keep-together="always" fo:keep-with-next="always"/>
      <style:text-properties fo:font-size="36pt" fo:font-weight="bold" style:font-size-asian="36pt" style:font-weight-asian="bold" style:font-size-complex="18pt" style:font-weight-complex="bold"/>
    </style:style>
    <style:style style:name="Subtitle" style:family="paragraph" style:parent-style-name="normal" style:next-style-name="Text_20_body" style:default-outline-level="" style:class="chapter">
      <style:paragraph-properties fo:margin-top="0.635cm" fo:margin-bottom="0.141cm" style:contextual-spacing="false" fo:line-height="100%" fo:text-align="center"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14pt" style:font-style-complex="italic"/>
    </style:style>
    <style:style style:name="ListLabel_20_1" style:display-name="ListLabel 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1.90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2.54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3.17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3.81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4.44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5.08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5.71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 style:num-suffix="◦" text:bullet-char="◦">
        <style:list-level-properties text:list-level-position-and-space-mode="label-alignment">
          <style:list-level-label-alignment text:label-followed-by="listtab" fo:text-indent="1.27cm" fo:margin-left="1.905cm"/>
        </style:list-level-properties>
        <style:text-properties style:font-name="Arial1"/>
      </text:list-level-style-bullet>
      <text:list-level-style-bullet text:level="3" text:style-name="ListLabel_20_1"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4" text:style-name="ListLabel_20_1" style:num-suffix="●" text:bullet-char="●">
        <style:list-level-properties text:list-level-position-and-space-mode="label-alignment">
          <style:list-level-label-alignment text:label-followed-by="listtab" fo:text-indent="2.54cm" fo:margin-left="3.175cm"/>
        </style:list-level-properties>
        <style:text-properties style:font-name="Arial1"/>
      </text:list-level-style-bullet>
      <text:list-level-style-bullet text:level="5" text:style-name="ListLabel_20_1"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6" text:style-name="ListLabel_20_1" style:num-suffix="▪" text:bullet-char="▪">
        <style:list-level-properties text:list-level-position-and-space-mode="label-alignment">
          <style:list-level-label-alignment text:label-followed-by="listtab" fo:text-indent="3.81cm" fo:margin-left="4.445cm"/>
        </style:list-level-properties>
        <style:text-properties style:font-name="Arial1"/>
      </text:list-level-style-bullet>
      <text:list-level-style-bullet text:level="7" text:style-name="ListLabel_20_1"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8" text:style-name="ListLabel_20_1" style:num-suffix="◦" text:bullet-char="◦">
        <style:list-level-properties text:list-level-position-and-space-mode="label-alignment">
          <style:list-level-label-alignment text:label-followed-by="listtab" fo:text-indent="5.08cm" fo:margin-left="5.715cm"/>
        </style:list-level-properties>
        <style:text-properties style:font-name="Arial1"/>
      </text:list-level-style-bullet>
      <text:list-level-style-bullet text:level="9" text:style-name="ListLabel_20_1"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1.90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2.54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3.17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3.81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4.44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5.08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5.71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4-14T10:50:50.862000000</dc:date>
    <meta:generator>LibreOffice/4.2.2.1$Windows_x86 LibreOffice_project/3be8cda0bddd8e430d8cda1ebfd581265cca5a0f</meta:generator>
    <meta:document-statistic meta:table-count="0" meta:image-count="0" meta:object-count="0" meta:page-count="3" meta:paragraph-count="43" meta:word-count="1095" meta:character-count="7490" meta:non-whitespace-character-count="6436"/>
  </office:meta>
</office:document-meta>
</file>